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reaker.adjustLineNumbers( LinkedList lineList , int difference , int tot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Break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eaker.getNextBlockList( LayoutContext childLC , int nextSequenceStarts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AbstractBreaker.addAreas( PageBreakingAlgorithm alg , int partCount , BlockSequence originalList , BlockSequence effectiv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eaker.adjustBlockSpaces( LinkedList spaceList , int difference , int tot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Breaker.handleEmpty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Breaker.doLayout( int flowBP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reakPosition.PageBreakPosition( LayoutManager lm , int iBreakIndex , int ffli , int ffei , int flli , int flei , double bpdA , int di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Breaker.isSinglePartFav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eaker.doLayout( int flowBPD , boolean autoHeigh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AbstractBreaker.startPart( BlockSequence list , int break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Sequence.endSequence( Position breakPosi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lockSequence.BlockSequence( int iStartOn , int display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Breaker.updateLayoutContext( Layou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Breaker.observeElementList( List element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equence.getDisplay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eaker.handleSpanChange( LayoutContext childLC , int nextSequenceStart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eaker.optimizeLineLength( KnuthSequence effectiveList , int startElementIndex , int endElementInde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bstractBreaker.justifyBoxes( BlockSequence blockList , PageBreakingAlgorithm alg , int availableBPD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41">
            <text:p text:style-name="Table_20_Contents">41</text:p>
          </table:table-cell>
          <table:table-cell office:value-type="float" office:value="132">
            <text:p text:style-name="Table_20_Contents">132</text:p>
          </table:table-cell>
        </table:table-row>
        <table:table-row>
          <table:table-cell office:value-type="string">
            <text:p text:style-name="Table_20_Contents">AbstractBreaker.addAreas( PageBreakingAlgorithm alg , int startPart , int partCount , BlockSequence originalList , BlockSequence effectiveList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0">
            <text:p text:style-name="Table_20_Contents">40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AbstractBreaker.createLayou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equence.endBlockSequence( Position breakPos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Breaker.getPag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eaker.createLayou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equence.getStar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eaker.isPartOverflowRecoveryActiv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equence.end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